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飘渺孤鸿影 15:25:05</text:p>
      <text:p text:style-name="Standard">1. 你的推荐和推荐无敌有什么区别？ </text:p>
      <text:p text:style-name="Standard"><text:s/></text:p>
      <text:p text:style-name="Standard">imaqu麦Q 15:25:20</text:p>
      <text:p text:style-name="Standard">两个一样，不过是略掉没写</text:p>
      <text:p text:style-name="Standard">飘渺孤鸿影 15:26:10</text:p>
      <text:p text:style-name="Standard">哦，那就是管理员推荐的叫做无敌提问，换一个名字是吧 </text:p>
      <text:p text:style-name="Standard"><text:s/></text:p>
      <text:p text:style-name="Standard">imaqu麦Q 15:26:17</text:p>
      <text:p text:style-name="Standard">对的</text:p>
      <text:p text:style-name="Standard">飘渺孤鸿影 15:26:31</text:p>
      <text:p text:style-name="Standard">是否只有待解决提问才能被推荐为无敌提问？ </text:p>
      <text:p text:style-name="Standard"><text:s/></text:p>
      <text:p text:style-name="Standard">飘渺孤鸿影 15:26:45</text:p>
      <text:p text:style-name="Standard">还是都可以？ </text:p>
      <text:p text:style-name="Standard"><text:s/></text:p>
      <text:p text:style-name="Standard">imaqu麦Q 15:26:52</text:p>
      <text:p text:style-name="Standard">只有待解决</text:p>
      <text:p text:style-name="Standard">imaqu麦Q 15:27:20</text:p>
      <text:p text:style-name="Standard">但是无敌一问被解决的话，自动进入题库“无敌一问”</text:p>
      <text:p text:style-name="Standard">imaqu麦Q 15:27:44</text:p>
      <text:p text:style-name="Standard">无敌一问也分待解决和已解决</text:p>
      <text:p text:style-name="Standard">imaqu麦Q 15:28:22</text:p>
      <text:p text:style-name="Standard">管理员只能推荐待解决的提问，并且只有待解决的无敌一问才能在首页上显示</text:p>
      <text:p text:style-name="Standard">imaqu麦Q 15:28:30</text:p>
      <text:p text:style-name="Standard">可能有点乱了</text:p>
      <text:p text:style-name="Standard"/>
      <text:p text:style-name="Standard">飘渺孤鸿影 15:28:48</text:p>
      <text:p text:style-name="Standard">就是无敌一问有待解决和已解决，只不过管理员只能推荐待决的问题为无敌问，而已解决的无敌问是世袭待解决的 </text:p>
      <text:p text:style-name="Standard"><text:s/></text:p>
      <text:p text:style-name="Standard">imaqu麦Q 15:28:59</text:p>
      <text:p text:style-name="Standard">对的</text:p>
      <text:p text:style-name="Standard">飘渺孤鸿影 15:29:16</text:p>
      <text:p text:style-name="Standard">首页如何显示暂时不要去想太多，那只是展示 </text:p>
      <text:p text:style-name="Standard"><text:s/></text:p>
      <text:p text:style-name="Standard">imaqu麦Q 15:29:21</text:p>
      <text:p text:style-name="Standard">首页上有个标签，可以进入世袭的无敌一问</text:p>
      <text:p text:style-name="Standard">飘渺孤鸿影 15:29:23</text:p>
      <text:p text:style-name="Standard">我们现在先要把功能搞清楚 </text:p>
      <text:p text:style-name="Standard"><text:s/></text:p>
      <text:p text:style-name="Standard">飘渺孤鸿影 15:29:39</text:p>
      <text:p text:style-name="Standard">好的，清楚了 </text:p>
      <text:p text:style-name="Standard"><text:s/></text:p>
      <text:p text:style-name="Standard">imaqu麦Q 15:29:53</text:p>
      <text:p text:style-name="Standard">等一下 题库给你看一下</text:p>
      <text:p text:style-name="Standard"><text:soft-page-break/>飘渺孤鸿影 15:30:07</text:p>
      <text:p text:style-name="Standard">2. 已解决的问题用户不能再增加回答了对吧？ </text:p>
      <text:p text:style-name="Standard"><text:s/></text:p>
      <text:p text:style-name="Standard">imaqu麦Q 15:30:19</text:p>
      <text:p text:style-name="Standard">不能</text:p>
      <text:p text:style-name="Standard">何去何从！ 15:30:28</text:p>
      <text:p text:style-name="Standard">接收文件成功，保存于C:\Documents and Settings\phinux\桌面\1 全部.doc。</text:p>
      <text:p text:style-name="Standard">imaqu麦Q 15:30:28</text:p>
      <text:p text:style-name="Standard">功能先简单一点</text:p>
      <text:p text:style-name="Standard">imaqu麦Q 15:30:38</text:p>
      <text:p text:style-name="Standard">可能现在百度知道弄的比较复杂了</text:p>
      <text:p text:style-name="Standard">imaqu麦Q 15:30:50</text:p>
      <text:p text:style-name="Standard">就像三年前的百度知道那样</text:p>
      <text:p text:style-name="Standard">飘渺孤鸿影 15:31:15</text:p>
      <text:p text:style-name="Standard">恩，我之前从来没用过百度的问问，只是我弟弟跟我讲过而已：） </text:p>
      <text:p text:style-name="Standard"><text:s/></text:p>
      <text:p text:style-name="Standard">imaqu麦Q 15:31:36</text:p>
      <text:p text:style-name="Standard">呵呵，那可能你要好好看一下了</text:p>
      <text:p text:style-name="Standard">飘渺孤鸿影 15:31:44</text:p>
      <text:p text:style-name="Standard">3. 高分提问是根据提问者悬赏的分数来排序决定的对不？ </text:p>
      <text:p text:style-name="Standard"><text:s/></text:p>
      <text:p text:style-name="Standard">imaqu麦Q 15:31:47</text:p>
      <text:p text:style-name="Standard">因为我是经常用，</text:p>
      <text:p text:style-name="Standard">imaqu麦Q 15:32:19</text:p>
      <text:p text:style-name="Standard">分数 <text:s text:c="2"/>然后是提问时间</text:p>
      <text:p text:style-name="Standard">飘渺孤鸿影 15:32:33</text:p>
      <text:p text:style-name="Standard">ok </text:p>
      <text:p text:style-name="Standard">imaqu麦Q 15:32:38</text:p>
      <text:p text:style-name="Standard">好</text:p>
      <text:p text:style-name="Standard">飘渺孤鸿影 15:33:48</text:p>
      <text:p text:style-name="Standard">4. 对于问题，是提问者决定并从回答中选择一个采纳并关闭的对吧，那采纳和关闭应该是两个操作还是采纳了就自动关闭？ </text:p>
      <text:p text:style-name="Standard"><text:s/></text:p>
      <text:p text:style-name="Standard">imaqu麦Q 15:34:19</text:p>
      <text:p text:style-name="Standard">采纳了就关闭了，以后不能再回答了</text:p>
      <text:p text:style-name="Standard">飘渺孤鸿影 15:35:05</text:p>
      <text:p text:style-name="Standard">或者这么说： 4.1 采纳自动关闭；4.2 没有采纳的提问者可以关闭问题 <text:s/></text:p>
      <text:p text:style-name="Standard"><text:s/></text:p>
      <text:p text:style-name="Standard">飘渺孤鸿影 15:35:10</text:p>
      <text:p text:style-name="Standard">这样设计可以把 </text:p>
      <text:p text:style-name="Standard"><text:s/></text:p>
      <text:p text:style-name="Standard">imaqu麦Q 15:35:29</text:p>
      <text:p text:style-name="Standard">对的</text:p>
      <text:p text:style-name="Standard">imaqu麦Q 15:35:45</text:p>
      <text:p text:style-name="Standard">有满意答案了就采纳。没有满意答案的可以关闭</text:p>
      <text:p text:style-name="Standard">imaqu麦Q 15:35:54</text:p>
      <text:p text:style-name="Standard"><text:soft-page-break/>或者转入投票</text:p>
      <text:p text:style-name="Standard">飘渺孤鸿影 15:37:01</text:p>
      <text:p text:style-name="Standard">5. 我可以从你的文档上看到最佳答案是用户在48小时内选出来的，而且每个用户对于每个问题都只能选择一次，我理解的对不？ </text:p>
      <text:p text:style-name="Standard"><text:s/></text:p>
      <text:p text:style-name="Standard">imaqu麦Q 15:37:37</text:p>
      <text:p text:style-name="Standard">我那个是随便弄的</text:p>
      <text:p text:style-name="Standard">飘渺孤鸿影 15:38:08</text:p>
      <text:p text:style-name="Standard">哦，那最佳答案如何产生？ </text:p>
      <text:p text:style-name="Standard"><text:s/></text:p>
      <text:p text:style-name="Standard">imaqu麦Q 15:38:09</text:p>
      <text:p text:style-name="Standard">一般一个问题是两周吧，</text:p>
      <text:p text:style-name="Standard">imaqu麦Q 15:38:38</text:p>
      <text:p text:style-name="Standard">提问者自己选择，如果过期不处理，自动转为投票，由其他用户投票产生</text:p>
      <text:p text:style-name="Standard">飘渺孤鸿影 15:39:20</text:p>
      <text:p text:style-name="Standard">那提问者应该觉得被自己采纳的回答是最佳回答吧，问什么还要有两个类别？ </text:p>
      <text:p text:style-name="Standard"><text:s/></text:p>
      <text:p text:style-name="Standard">imaqu麦Q 15:39:35</text:p>
      <text:p text:style-name="Standard">哪里？</text:p>
      <text:p text:style-name="Standard">飘渺孤鸿影 15:39:51</text:p>
      <text:p text:style-name="Standard">最佳回答和被采纳的回答？ </text:p>
      <text:p text:style-name="Standard"><text:s/></text:p>
      <text:p text:style-name="Standard">飘渺孤鸿影 15:40:03</text:p>
      <text:p text:style-name="Standard">如果都是提问者自己做出的选择，有何区别？ </text:p>
      <text:p text:style-name="Standard"><text:s/></text:p>
      <text:p text:style-name="Standard">imaqu麦Q 15:40:07</text:p>
      <text:p text:style-name="Standard">最佳回答就是被采纳的回答吧</text:p>
      <text:p text:style-name="Standard">imaqu麦Q 15:40:34</text:p>
      <text:p text:style-name="Standard">后台只显示一个最佳答案</text:p>
      <text:p text:style-name="Standard">imaqu麦Q 15:40:44</text:p>
      <text:p text:style-name="Standard">两个是一样的</text:p>
      <text:p text:style-name="Standard">imaqu麦Q 15:41:05</text:p>
      <text:p text:style-name="Standard">被采纳是针对回答者说的</text:p>
      <text:p text:style-name="Standard">飘渺孤鸿影 15:41:10</text:p>
      <text:p text:style-name="Standard">哦，那就是这样：如果用户采纳了一个回答那这个就是最佳回答，如果没用采纳回答就关闭了问题，由用户选出一个回答作为最佳回答，对不？ </text:p>
      <text:p text:style-name="Standard"><text:s/></text:p>
      <text:p text:style-name="Standard">imaqu麦Q 15:41:31</text:p>
      <text:p text:style-name="Standard">对的</text:p>
      <text:p text:style-name="Standard">飘渺孤鸿影 15:42:01</text:p>
      <text:p text:style-name="Standard">6. 你的投票问题是什么样子的 </text:p>
      <text:p text:style-name="Standard"><text:s/></text:p>
      <text:p text:style-name="Standard">飘渺孤鸿影 15:42:17</text:p>
      <text:p text:style-name="Standard">能不能给我简单讲一下或者你有类似的网站或者模板给我看下？ </text:p>
      <text:p text:style-name="Standard"><text:s/></text:p>
      <text:p text:style-name="Standard">imaqu麦Q 15:42:42</text:p>
      <text:p text:style-name="Standard"><text:soft-page-break/>你可以看看百度知道，http://zhidao.baidu.com/question/190653639.html?push=voting</text:p>
      <text:p text:style-name="Standard">imaqu麦Q 15:43:31</text:p>
      <text:p text:style-name="Standard">可能你要找一个百度账号试试看</text:p>
      <text:p text:style-name="Standard">飘渺孤鸿影 15:44:37</text:p>
      <text:p text:style-name="Standard">ok, 我的最初理解是投票问题是问题的一种，是提问者通过另外一种方式提问的，譬如列几个选项，就像某些论坛上的投票一样，那这么说我理解错了，没有这个投票提问，只是其他用户投票决定最佳答案，对不？ </text:p>
      <text:p text:style-name="Standard"><text:s/></text:p>
      <text:p text:style-name="Standard">imaqu麦Q 15:44:53</text:p>
      <text:p text:style-name="Standard">对</text:p>
      <text:p text:style-name="Standard">飘渺孤鸿影 15:45:00</text:p>
      <text:p text:style-name="Standard">恩，呵呵，我注册过了也看了，但功能的细节还是需要简单对一下：） </text:p>
      <text:p text:style-name="Standard"><text:s/></text:p>
      <text:p text:style-name="Standard">imaqu麦Q 15:45:07</text:p>
      <text:p text:style-name="Standard">就是问题过期 <text:s/>提问者又不解决</text:p>
      <text:p text:style-name="Standard">imaqu麦Q 15:45:16</text:p>
      <text:p text:style-name="Standard">自动转为投票 <text:s/></text:p>
      <text:p text:style-name="Standard">飘渺孤鸿影 15:45:41</text:p>
      <text:p text:style-name="Standard">恩，好的， </text:p>
      <text:p text:style-name="Standard"><text:s/></text:p>
      <text:p text:style-name="Standard">imaqu麦Q 15:45:49</text:p>
      <text:p text:style-name="Standard">还有一种情况，就是提问者觉得几个答案都不错，拿不定，于是转为投票，由大家帮忙解决</text:p>
      <text:p text:style-name="Standard">imaqu麦Q 15:46:01</text:p>
      <text:p text:style-name="Standard">都跟百度知道一样的</text:p>
      <text:p text:style-name="Standard">飘渺孤鸿影 15:46:32</text:p>
      <text:p text:style-name="Standard">哦，那这个时候这个问题的状态是关闭的还是依旧开放的？ </text:p>
      <text:p text:style-name="Standard"><text:s/></text:p>
      <text:p text:style-name="Standard">imaqu麦Q 15:46:46</text:p>
      <text:p text:style-name="Standard">只能投票，不能再回答了</text:p>
      <text:p text:style-name="Standard">飘渺孤鸿影 15:50:26</text:p>
      <text:p text:style-name="Standard">好，如果提问者觉得有其中几个回答都不错，不能决定的时候是提问者制定他不能决定的几个回答投票呢，还是所有回答都可以投票？ </text:p>
      <text:p text:style-name="Standard"><text:s/></text:p>
      <text:p text:style-name="Standard">imaqu麦Q 15:50:50</text:p>
      <text:p text:style-name="Standard">有个 投票备选答案</text:p>
      <text:p text:style-name="Standard">imaqu麦Q 15:51:06</text:p>
      <text:p text:style-name="Standard">选择几个答案 <text:s/>然后进行投票</text:p>
      <text:p text:style-name="Standard">飘渺孤鸿影 15:51:48</text:p>
      <text:p text:style-name="Standard">到目前为止，我理解的提问状态有三个： 1. 采纳某一个答案，问题自动关闭，被采纳的答案是最佳答案；2.没有采纳任何建议关闭问题，有其他用户投票决定决定最佳答案；3.无法决定，转为投票，由其他用户决定最佳答案，问题同时自动关闭 </text:p>
      <text:p text:style-name="Standard"><text:s/></text:p>
      <text:p text:style-name="Standard">imaqu麦Q 15:51:50</text:p>
      <text:p text:style-name="Standard">我晚上申请一个百度账号，发给你，我搞几个状态出来，你看一下</text:p>
      <text:p text:style-name="Standard">飘渺孤鸿影 15:52:04</text:p>
      <text:p text:style-name="Standard">好的，谢谢 </text:p>
      <text:p text:style-name="Standard"><text:soft-page-break/><text:s/></text:p>
      <text:p text:style-name="Standard">imaqu麦Q 15:52:24</text:p>
      <text:p text:style-name="Standard">那晚上再说，账号给你一看就懂</text:p>
      <text:p text:style-name="Standard">飘渺孤鸿影 15:52:49</text:p>
      <text:p text:style-name="Standard">那第2种和第3中的唯一区别就是第二种用户可以在所有答案中投票，第三种只能在提问者指定的几个答案中投票 </text:p>
      <text:p text:style-name="Standard"><text:s/></text:p>
      <text:p text:style-name="Standard">imaqu麦Q 15:53:08</text:p>
      <text:p text:style-name="Standard">可以这样理解</text:p>
      <text:p text:style-name="Standard">飘渺孤鸿影 15:53:19</text:p>
      <text:p text:style-name="Standard">啊？你在忙，我还有一些问题没结束 </text:p>
      <text:p text:style-name="Standard"><text:s/></text:p>
      <text:p text:style-name="Standard">imaqu麦Q 15:53:24</text:p>
      <text:p text:style-name="Standard">没事，</text:p>
      <text:p text:style-name="Standard">imaqu麦Q 15:53:27</text:p>
      <text:p text:style-name="Standard">你说</text:p>
      <text:p text:style-name="Standard">飘渺孤鸿影 15:53:45</text:p>
      <text:p text:style-name="Standard">那你先忙，之后我们再交流 </text:p>
      <text:p text:style-name="Standard">imaqu麦Q 17:29:19</text:p>
      <text:p text:style-name="Standard">账号：ityin <text:s/>密码：jscose</text:p>
      <text:p text:style-name="Standard"/>
      <text:p text:style-name="Standard">我随便提了几个问题，也回答了几个，你自己再做几个操作，应该很快就懂了</text:p>
      <text:p text:style-name="Standard">imaqu麦Q 17:31:41</text:p>
      <text:p text:style-name="Standard">包括 <text:s/>游客，会员身份</text:p>
      <text:p text:style-name="Standard"/>
      <text:p text:style-name="Standard">提问，回答，投票，处理问题等等</text:p>
      <text:p text:style-name="Standard">飘渺孤鸿影 17:38:14</text:p>
      <text:p text:style-name="Standard">恩，看了 </text:p>
      <text:p text:style-name="Standard"><text:s/></text:p>
      <text:p text:style-name="Standard">飘渺孤鸿影 17:38:59</text:p>
      <text:p text:style-name="Standard">还在？ </text:p>
      <text:p text:style-name="Standard"><text:s/></text:p>
      <text:p text:style-name="Standard">imaqu麦Q 17:39:09</text:p>
      <text:p text:style-name="Standard">恩</text:p>
      <text:p text:style-name="Standard">飘渺孤鸿影 17:39:31</text:p>
      <text:p text:style-name="Standard">你要的功能和这个完全一样？ </text:p>
      <text:p text:style-name="Standard"><text:s/></text:p>
      <text:p text:style-name="Standard">imaqu麦Q 17:39:32</text:p>
      <text:p text:style-name="Standard">百度现在功能复杂多了</text:p>
      <text:p text:style-name="Standard">imaqu麦Q 17:39:39</text:p>
      <text:p text:style-name="Standard">当然不是</text:p>
      <text:p text:style-name="Standard">飘渺孤鸿影 17:39:41</text:p>
      <text:p text:style-name="Standard">我说提问和回答问题的模块 </text:p>
      <text:p text:style-name="Standard"><text:s/></text:p>
      <text:p text:style-name="Standard">imaqu麦Q 17:39:50</text:p>
      <text:p text:style-name="Standard">参照吧</text:p>
      <text:p text:style-name="Standard"><text:soft-page-break/>imaqu麦Q 17:40:05</text:p>
      <text:p text:style-name="Standard">不可能跟他那一样复杂的</text:p>
      <text:p text:style-name="Standard">imaqu麦Q 17:40:10</text:p>
      <text:p text:style-name="Standard">只要主要功能</text:p>
      <text:p text:style-name="Standard">飘渺孤鸿影 17:40:21</text:p>
      <text:p text:style-name="Standard">我说只是提问和回答问题的这个模块 </text:p>
      <text:p text:style-name="Standard"><text:s/></text:p>
      <text:p text:style-name="Standard">imaqu麦Q 17:40:41</text:p>
      <text:p text:style-name="Standard">应该跟他差不多</text:p>
      <text:p text:style-name="Standard">飘渺孤鸿影 17:42:13</text:p>
      <text:p text:style-name="Standard">ok, 那上午我们讨论的第6个问题有关于投票的就和他一样做了，我看百度这个和我们刚刚讨论的不一样的地方就在于 </text:p>
      <text:p text:style-name="Standard"><text:s/></text:p>
      <text:p text:style-name="Standard">飘渺孤鸿影 17:42:25</text:p>
      <text:p text:style-name="Standard">这是商务我的理解： 到目前为止，我理解的提问状态有三个： 1. 采纳某一个答案，问题自动关闭，被采纳的答案是最佳答案；2.没有采纳任何建议关闭问题，有其他用户投票决定决定最佳答案；3.无法决定，转为投票，由其他用户决定最佳答案，问题同时自动关闭 <text:s/></text:p>
      <text:p text:style-name="Standard"><text:s/></text:p>
      <text:p text:style-name="Standard">飘渺孤鸿影 17:42:54</text:p>
      <text:p text:style-name="Standard">不同在于第二种情况就直接关闭，没有最佳答案也让其他用户投票 </text:p>
      <text:p text:style-name="Standard"><text:s/></text:p>
      <text:p text:style-name="Standard">imaqu麦Q 17:43:09</text:p>
      <text:p text:style-name="Standard">可以啊</text:p>
      <text:p text:style-name="Standard">飘渺孤鸿影 17:43:19</text:p>
      <text:p text:style-name="Standard">那就参照他的 </text:p>
      <text:p text:style-name="Standard"><text:s/></text:p>
      <text:p text:style-name="Standard">飘渺孤鸿影 17:43:38</text:p>
      <text:p text:style-name="Standard">7. 你的积分规则我大概看了小李写的文档 </text:p>
      <text:p text:style-name="Standard"><text:s/></text:p>
      <text:p text:style-name="Standard">imaqu麦Q 17:43:55</text:p>
      <text:p text:style-name="Standard">百度现在有一种，一个是最佳答案，提问者选的；一个是用户投票，我觉得太麻烦了</text:p>
      <text:p text:style-name="Standard"/>
      <text:p text:style-name="Standard">飘渺孤鸿影 17:44:02</text:p>
      <text:p text:style-name="Standard">到时候需要后太一个管理页面可以编辑具体的分数吧，还是不要写到编码里面了 </text:p>
      <text:p text:style-name="Standard"><text:s/></text:p>
      <text:p text:style-name="Standard">imaqu麦Q 17:44:06</text:p>
      <text:p text:style-name="Standard">积分规则我还要想一下</text:p>
      <text:p text:style-name="Standard">飘渺孤鸿影 17:44:08</text:p>
      <text:p text:style-name="Standard">这样以后更改起来容易 </text:p>
      <text:p text:style-name="Standard"><text:s/></text:p>
      <text:p text:style-name="Standard">imaqu麦Q 17:44:21</text:p>
      <text:p text:style-name="Standard">那样你做就复杂了吧</text:p>
      <text:p text:style-name="Standard">imaqu麦Q 17:44:49</text:p>
      <text:p text:style-name="Standard">积分规则 我在盘一下</text:p>
      <text:p text:style-name="Standard">飘渺孤鸿影 17:45:06</text:p>
      <text:p text:style-name="Standard">恩，好的，要不然你积分规则想好之后再告诉我？ </text:p>
      <text:p text:style-name="Standard"><text:soft-page-break/><text:s/></text:p>
      <text:p text:style-name="Standard">imaqu麦Q 17:45:09</text:p>
      <text:p text:style-name="Standard">写在后台也可以</text:p>
      <text:p text:style-name="Standard">飘渺孤鸿影 17:45:13</text:p>
      <text:p text:style-name="Standard">最好是写点文档 </text:p>
      <text:p text:style-name="Standard"><text:s/></text:p>
      <text:p text:style-name="Standard">imaqu麦Q 17:45:17</text:p>
      <text:p text:style-name="Standard">好</text:p>
      <text:p text:style-name="Standard">飘渺孤鸿影 17:46:08</text:p>
      <text:p text:style-name="Standard">分类也需要在后台能够编辑的吧，还是写在编码里？ </text:p>
      <text:p text:style-name="Standard"><text:s/></text:p>
      <text:p text:style-name="Standard">imaqu麦Q 17:46:26</text:p>
      <text:p text:style-name="Standard">写在编码里就行了</text:p>
      <text:p text:style-name="Standard">imaqu麦Q 17:46:33</text:p>
      <text:p text:style-name="Standard">不需要那么复杂</text:p>
      <text:p text:style-name="Standard">飘渺孤鸿影 17:46:38</text:p>
      <text:p text:style-name="Standard">这样分类管理我尽量给你写在后台，如果到时候比较麻烦就直接写编码 </text:p>
      <text:p text:style-name="Standard"><text:s/></text:p>
      <text:p text:style-name="Standard">飘渺孤鸿影 17:46:41</text:p>
      <text:p text:style-name="Standard">恩，行：） </text:p>
      <text:p text:style-name="Standard"><text:s/></text:p>
      <text:p text:style-name="Standard">imaqu麦Q 17:46:42</text:p>
      <text:p text:style-name="Standard">暂时就这6个分类</text:p>
      <text:p text:style-name="Standard">飘渺孤鸿影 17:49:20</text:p>
      <text:p text:style-name="Standard">8. 提问者可以删除下面用户的提问是吧？ </text:p>
      <text:p text:style-name="Standard"><text:s/></text:p>
      <text:p text:style-name="Standard">imaqu麦Q 17:50:12</text:p>
      <text:p text:style-name="Standard">对，这个是与百度知道不同的地方，提问者可以删除里面看着不爽的答案</text:p>
      <text:p text:style-name="Standard">飘渺孤鸿影 17:51:20</text:p>
      <text:p text:style-name="Standard">恩，行，好的，基本就是这么多问题 </text:p>
      <text:p text:style-name="Standard"><text:s/></text:p>
      <text:p text:style-name="Standard">飘渺孤鸿影 17:51:43</text:p>
      <text:p text:style-name="Standard">谢谢，回头你把积分相关的东西想好了写个东西给我：） </text:p>
      <text:p text:style-name="Standard">imaqu麦Q 17:52:15</text:p>
      <text:p text:style-name="Standard">好的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宋体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inux Zhang</meta:initial-creator>
    <meta:creation-date>2010-10-29T15:55:09.46</meta:creation-date>
    <dc:date>2010-10-29T17:53:06.42</dc:date>
    <dc:creator>Phinux Zhang</dc:creator>
    <meta:editing-duration>PT00H02M07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7" meta:paragraph-count="294" meta:word-count="1719" meta:character-count="4292"/>
  </office:meta>
</office:document-meta>
</file>